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tab/><text:tab/><text:tab/>CLASSES AND OBJECTS</text:p>
      <text:p text:style-name="P1"/>
      <text:p text:style-name="P1">How structures and classes are related :</text:p>
      <text:p text:style-name="P1"/>
      <text:p text:style-name="P1">Lets declare a structure :</text:p>
      <text:p text:style-name="P1"/>
      <text:p text:style-name="P1">struct student</text:p>
      <text:p text:style-name="P1">{</text:p>
      <text:p text:style-name="P1"/>
      <text:p text:style-name="P1">int employee_Id;</text:p>
      <text:p text:style-name="P1">char Name[80];</text:p>
      <text:p text:style-name="P1"/>
      <text:p text:style-name="P1">};</text:p>
      <text:p text:style-name="P1"/>
      <text:p text:style-name="P1">Here we have declared a simple structure. Which holds the information about Employee_Id and Name of the Employee.</text:p>
      <text:p text:style-name="P1"><text:s/></text:p>
      <text:p text:style-name="P1">Now what we cannot do with the above structure probably could be :</text:p>
      <text:p text:style-name="P1"/>
      <text:p text:style-name="P1">--&gt; We cannot Hide data i.e once an instance of the structure is created we can directly Modify the data.</text:p>
      <text:p text:style-name="P1">--&gt; We cannot have member function inside the structure to alterate the function.</text:p>
      <text:p text:style-name="P1">--&gt; We cannot initialze the members inside the structure.</text:p>
      <text:p text:style-name="P1">--&gt; We cannot have static members inside the function</text:p>
      <text:p text:style-name="P1"/>
      <text:p text:style-name="P1"/>
      <text:p text:style-name="P1"/>
      <text:p text:style-name="P1">Now Lets declare the class and understand what are classes.</text:p>
      <text:p text:style-name="P1"/>
      <text:p text:style-name="P1">Classes are created using the keyword class. A class declaration defines a new type</text:p>
      <text:p text:style-name="P1">that links code and data. This new type is then used to declare objects of that class.</text:p>
      <text:p text:style-name="P1">Thus, a class is a logical abstraction, but an object has physical existence. In other</text:p>
      <text:p text:style-name="P1">words, an object is an instance of a class.</text:p>
      <text:p text:style-name="P1">A class declaration is similar syntactically to a structure. In Chapter 11, a simplified</text:p>
      <text:p text:style-name="P1">general form of a class declaration was shown. Here is the entire general form of a class</text:p>
      <text:p text:style-name="P1">declaration that does not inherit any other class.</text:p>
      <text:p text:style-name="P1"/>
      <text:p text:style-name="P1">Summary :</text:p>
      <text:p text:style-name="P1"/>
      <text:p text:style-name="P1">--&gt; classes use keyword class</text:p>
      <text:p text:style-name="P1">--&gt; They link together data and member function. They represent the logical relationship unless they are defined. But the object of the class represents the physical relationship.</text:p>
      <text:p text:style-name="P1"/>
      <text:p text:style-name="P1"/>
      <text:p text:style-name="P1">Class defination has below parts :</text:p>
      <text:p text:style-name="P1"/>
      <text:p text:style-name="P1">Class Head :</text:p>
      <text:p text:style-name="P1">--&gt; Class Name</text:p>
      <text:p text:style-name="P1"/>
      <text:p text:style-name="P1">Class body :</text:p>
      <text:p text:style-name="P1">--&gt; Access Specifier</text:p>
      <text:p text:style-name="P1"><text:soft-page-break/>--&gt; Data Members</text:p>
      <text:p text:style-name="P1">--&gt; mmeber functions</text:p>
      <text:p text:style-name="P1"/>
      <text:p text:style-name="P1">Generic syntax :</text:p>
      <text:p text:style-name="P1"/>
      <text:p text:style-name="P1">/* Keyword Class follwed by name */</text:p>
      <text:p text:style-name="P1">class My_Class</text:p>
      <text:p text:style-name="P1">{</text:p>
      <text:p text:style-name="P1">/* Access specifier */</text:p>
      <text:p text:style-name="P1">private :</text:p>
      <text:p text:style-name="P1">/* declare variables here */</text:p>
      <text:p text:style-name="P1"/>
      <text:p text:style-name="P1">public :</text:p>
      <text:p text:style-name="P1"/>
      <text:p text:style-name="P1">/* declare variables and member functions <text:s/>here*/</text:p>
      <text:p text:style-name="P1"/>
      <text:p text:style-name="P1">}; /* End with Semicolon */</text:p>
      <text:p text:style-name="P1"/>
      <text:p text:style-name="P1">example :</text:p>
      <text:p text:style-name="P1"/>
      <text:p text:style-name="P1">#include &lt;iostream&gt;</text:p>
      <text:p text:style-name="P1">#include &lt;cstring&gt;</text:p>
      <text:p text:style-name="P1">using namespace std;</text:p>
      <text:p text:style-name="P1">class employee {</text:p>
      <text:p text:style-name="P1">char name[80]; // private by default</text:p>
      <text:p text:style-name="P1">public:</text:p>
      <text:p text:style-name="P1">void putname(char *n); // these are public</text:p>
      <text:p text:style-name="P1">void getname(char *n);</text:p>
      <text:p text:style-name="P1">private:</text:p>
      <text:p text:style-name="P1">double wage; // now, private again</text:p>
      <text:p text:style-name="P1">public:</text:p>
      <text:p text:style-name="P1">void putwage(double w); // back to public</text:p>
      <text:p text:style-name="P1">double getwage();</text:p>
      <text:p text:style-name="P1">};</text:p>
      <text:p text:style-name="P1">void employee::putname(char *n)</text:p>
      <text:p text:style-name="P1">{</text:p>
      <text:p text:style-name="P1">strcpy(name, n);</text:p>
      <text:p text:style-name="P1">}</text:p>
      <text:p text:style-name="P1">void employee::getname(char *n)</text:p>
      <text:p text:style-name="P1">{</text:p>
      <text:p text:style-name="P1">strcpy(n, name);</text:p>
      <text:p text:style-name="P1">}</text:p>
      <text:p text:style-name="P1">void employee::putwage(double w)</text:p>
      <text:p text:style-name="P1">{</text:p>
      <text:p text:style-name="P1">wage = w;</text:p>
      <text:p text:style-name="P1">}</text:p>
      <text:p text:style-name="P1">double employee::getwage()</text:p>
      <text:p text:style-name="P1">{</text:p>
      <text:p text:style-name="P1">return wage;</text:p>
      <text:p text:style-name="P1">}</text:p>
      <text:p text:style-name="P1">int main()</text:p>
      <text:p text:style-name="P1">{</text:p>
      <text:p text:style-name="P1"><text:soft-page-break/>employee ted;</text:p>
      <text:p text:style-name="P1"/>
      <text:p text:style-name="P1">char name[80];</text:p>
      <text:p text:style-name="P1">ted.putname("Ted Jones");</text:p>
      <text:p text:style-name="P1">ted.putwage(75000);</text:p>
      <text:p text:style-name="P1">ted.getname(name);</text:p>
      <text:p text:style-name="P1">cout &lt;&lt; name &lt;&lt; " makes $";</text:p>
      <text:p text:style-name="P1">cout &lt;&lt; ted.getwage() &lt;&lt; " per year.";</text:p>
      <text:p text:style-name="P1">return 0;</text:p>
      <text:p text:style-name="P1">}</text:p>
      <text:p text:style-name="P1"/>
      <text:p text:style-name="P1">Here, employee is a simple class that is used to store an employee's name and</text:p>
      <text:p text:style-name="P1">wage. Notice that the public access specifier is used twice.</text:p>
      <text:p text:style-name="P1">Although you may use the access specifiers as often as you like within a class</text:p>
      <text:p text:style-name="P1">declaration, the only advantage of doing so is that by visually grouping various parts</text:p>
      <text:p text:style-name="P1">of a class, you may make it easier for someone else reading the program to understand</text:p>
      <text:p text:style-name="P1">it. However, to the compiler, using multiple access specifiers makes no difference.</text:p>
      <text:p text:style-name="P1">Actually, most programmers find it easier to have only one private, protected, and</text:p>
      <text:p text:style-name="P1">public section within each class. For example, most programmers would code the</text:p>
      <text:p text:style-name="P1">employee class as shown here, with all private elements grouped together and all</text:p>
      <text:p text:style-name="P1">public elements grouped together:</text:p>
      <text:p text:style-name="P1"/>
      <text:p text:style-name="P1">class employee {</text:p>
      <text:p text:style-name="P1">char name[80];</text:p>
      <text:p text:style-name="P1">double wage;</text:p>
      <text:p text:style-name="P1">public:</text:p>
      <text:p text:style-name="P1">void putname(char *n);</text:p>
      <text:p text:style-name="P1">void getname(char *n);</text:p>
      <text:p text:style-name="P1">void putwage(double w);</text:p>
      <text:p text:style-name="P1">double getwage();</text:p>
      <text:p text:style-name="P1">};</text:p>
      <text:p text:style-name="P1"/>
      <text:p text:style-name="P1"/>
      <text:p text:style-name="P1">Functions that are declared within a class are called member functions. Member</text:p>
      <text:p text:style-name="P1">functions may access any element of the class of which they are a part. This includes all</text:p>
      <text:p text:style-name="P1">private elements. Variables that are elements of a class are called member variables or</text:p>
      <text:p text:style-name="P1">data members. Collectively, any element of a class can be referred to as a member</text:p>
      <text:p text:style-name="P1">of that class.</text:p>
      <text:p text:style-name="P1">There are a few restrictions that apply to class members. A non-static member</text:p>
      <text:p text:style-name="P1">variable cannot have an initializer. No member can be an object of the class that is</text:p>
      <text:p text:style-name="P1">being declared. (Although a member can be a pointer to the class that is being</text:p>
      <text:p text:style-name="P1">declared.) No member can be declared as auto, extern, or register.</text:p>
      <text:p text:style-name="P1">In general, you should make all data members of a class private to that class. This is</text:p>
      <text:p text:style-name="P1">part of the way that encapsulation is achieved. However, there may be situations in</text:p>
      <text:p text:style-name="P1">which you will need to make one or more variables public. (For example, a heavily</text:p>
      <text:p text:style-name="P1">used variable may need to be accessible globally in order to achieve faster run times.)</text:p>
      <text:p text:style-name="P1">When a variable is public, it may be accessed directly by any other part of your</text:p>
      <text:p text:style-name="P1">program. The syntax for accessing a public data member is the same as for calling a</text:p>
      <text:p text:style-name="P1">member function: Specify the object's name, the dot operator, and the variable name.</text:p>
      <text:p text:style-name="P1">This simple program illustrates the use of a public variable:</text:p>
      <text:p text:style-name="P1">#include &lt;iostream&gt;</text:p>
      <text:p text:style-name="P1">using namespace std;</text:p>
      <text:p text:style-name="P1"><text:soft-page-break/>class myclass {</text:p>
      <text:p text:style-name="P1">public:</text:p>
      <text:p text:style-name="P1">int i, j, k; // accessible to entire program</text:p>
      <text:p text:style-name="P1">};</text:p>
      <text:p text:style-name="P1">int main()</text:p>
      <text:p text:style-name="P1">{</text:p>
      <text:p text:style-name="P1">myclass a, b;</text:p>
      <text:p text:style-name="P1">a.i = 100; // access to i, j, and k is OK</text:p>
      <text:p text:style-name="P1">a.j = 4;</text:p>
      <text:p text:style-name="P1">a.k = a.i * a.j;</text:p>
      <text:p text:style-name="P1">b.k = 12; // remember, a.k and b.k are different</text:p>
      <text:p text:style-name="P1">cout &lt;&lt; a.k &lt;&lt; " " &lt;&lt; b.k;</text:p>
      <text:p text:style-name="P1">return 0;</text:p>
      <text:p text:style-name="P1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6-02-27T20:31:12</meta:creation-date>
    <dc:date>2016-02-28T15:46:13</dc:date>
    <dc:creator>ubuntu </dc:creator>
    <meta:editing-duration>PT5H6M40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4" meta:paragraph-count="137" meta:word-count="861" meta:character-count="4960" meta:non-whitespace-character-count="4139"/>
  </office:meta>
</office:document-meta>
</file>